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Bierathl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 style:data-style-name="N41">
      <style:table-cell-properties fo:background-color="#c2e0ae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fdb94d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 style:data-style-name="N41">
      <style:table-cell-properties fo:background-color="#ffe5ca"/>
    </style:style>
    <style:style style:name="ce13" style:family="table-cell" style:parent-style-name="Default" style:data-style-name="N4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7"/>
        <table:table-column table:style-name="co5" table:default-cell-style-name="ce4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er</text:p>
            <text:p>Wertung</text:p>
          </table:table-cell>
          <table:table-cell office:value-type="string" calcext:value-type="string">
            <text:p>Teams</text:p>
          </table:table-cell>
          <table:table-cell table:style-name="ce3" office:value-type="string" calcext:value-type="string">
            <text:p>Bier getrunken</text:p>
          </table:table-cell>
          <table:table-cell office:value-type="string" calcext:value-type="string">
            <text:p>Davon Fanbier</text:p>
          </table:table-cell>
          <table:table-cell table:style-name="ce3" office:value-type="string" calcext:value-type="string">
            <text:p>Punkt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table:formula="of:=2*[.C2]-FANBIER([.D2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Zeit</text:p>
            <text:p>Wertung</text:p>
          </table:table-cell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</text:p>
            <text:p>Absolut</text:p>
          </table:table-cell>
          <table:table-cell table:style-name="ce4" office:value-type="string" calcext:value-type="string">
            <text:p>Ankunft  </text:p>
            <text:p>Station 1</text:p>
          </table:table-cell>
          <table:table-cell office:value-type="string" calcext:value-type="string">
            <text:p>Bier</text:p>
            <text:p>(Kasten)</text:p>
          </table:table-cell>
          <table:table-cell office:value-type="string" calcext:value-type="string">
            <text:p>Start </text:p>
            <text:p>Station 1</text:p>
          </table:table-cell>
          <table:table-cell table:style-name="ce6" office:value-type="string" calcext:value-type="string">
            <text:p>Ankunft </text:p>
            <text:p>Station 2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2</text:p>
          </table:table-cell>
          <table:table-cell table:style-name="ce4" office:value-type="string" calcext:value-type="string">
            <text:p>Ankunft </text:p>
            <text:p>Station 3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/>
          <table:table-cell table:style-name="ce13" office:value-type="time" office:time-value="PT10H10M00S" calcext:value-type="time">
            <text:p>10:10:00</text:p>
          </table:table-cell>
          <table:table-cell table:style-name="ce13" office:value-type="time" office:time-value="PT10H20M00S" calcext:value-type="time">
            <text:p>10:20:00</text:p>
          </table:table-cell>
          <table:table-cell table:style-name="ce6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6" office:value-type="string" calcext:value-type="string">
            <text:p>Start </text:p>
            <text:p>Station 3</text:p>
          </table:table-cell>
          <table:table-cell table:style-name="ce6" office:value-type="string" calcext:value-type="string">
            <text:p>Ankunft </text:p>
            <text:p>Station 4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4</text:p>
          </table:table-cell>
          <table:table-cell table:style-name="ce4" office:value-type="string" calcext:value-type="string">
            <text:p>Ankunft </text:p>
            <text:p>Station 5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5</text:p>
          </table:table-cell>
          <table:table-cell table:style-name="ce6" office:value-type="string" calcext:value-type="string">
            <text:p>Ankunft </text:p>
            <text:p>Station 6</text:p>
          </table:table-cell>
          <table:table-cell table:style-name="ce6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 </text:p>
            <text:p>Station 6</text:p>
          </table:table-cell>
          <table:table-cell table:style-name="ce4" office:value-type="string" calcext:value-type="string">
            <text:p>Ankunft </text:p>
            <text:p>Station 7</text:p>
          </table:table-cell>
          <table:table-cell office:value-type="string" calcext:value-type="string">
            <text:p>Bier</text:p>
            <text:p>(Kasten)</text:p>
          </table:table-cell>
          <table:table-cell office:value-type="string" calcext:value-type="string">
            <text:p>Start </text:p>
            <text:p>Station 7</text:p>
          </table:table-cell>
          <table:table-cell table:style-name="ce6" office:value-type="string" calcext:value-type="string">
            <text:p>Ankunft</text:p>
            <text:p>Station 8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7</text:p>
          </table:table-cell>
          <table:table-cell table:style-name="ce4" office:value-type="string" calcext:value-type="string">
            <text:p>Ankunft</text:p>
            <text:p>Ziel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piel</text:p>
            <text:p>Wertung</text:p>
          </table:table-cell>
          <table:table-cell office:value-type="string" calcext:value-type="string">
            <text:p>Teams</text:p>
          </table:table-cell>
          <table:table-cell table:style-name="ce7" office:value-type="string" calcext:value-type="string">
            <text:p>Startbier</text:p>
          </table:table-cell>
          <table:table-cell office:value-type="string" calcext:value-type="string">
            <text:p>Punkte</text:p>
          </table:table-cell>
          <table:table-cell table:style-name="ce8" office:value-type="string" calcext:value-type="string">
            <text:p>Bierprobe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Eierlauf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60s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Quiz</text:p>
          </table:table-cell>
          <table:table-cell table:style-name="ce7" office:value-type="string" calcext:value-type="string">
            <text:p>Punk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4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 table:formula="of:=SCALE([.I54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5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formula="of:=SCALE([.I55];[.$I$66];[.$I$67])" office:value-type="float" office:value="8.33333333333333" calcext:value-type="float">
            <text:p>8,33333333333333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CALE([.E56];[.$E$66];[.$E$67])" office:value-type="float" office:value="10" calcext:value-type="float">
            <text:p>10</text:p>
          </table:table-cell>
          <table:table-cell table:style-name="ce7" table:number-columns-repeated="2"/>
          <table:table-cell table:style-name="ce8" office:value-type="float" office:value="55" calcext:value-type="float">
            <text:p>55</text:p>
          </table:table-cell>
          <table:table-cell table:style-name="ce8" table:formula="of:=SCALE([.I56];[.$I$66];[.$I$67])" office:value-type="float" office:value="0.833333333333333" calcext:value-type="float">
            <text:p>0,833333333333333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7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/>
          <table:table-cell table:style-name="ce8" table:formula="of:=SCALE([.I57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8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/>
          <table:table-cell table:style-name="ce8" table:formula="of:=SCALE([.I58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CALE([.E59];[.$E$66];[.$E$67])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style-name="ce8" table:formula="of:=SCALE([.I59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7"/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ams</text:p>
          </table:table-cell>
          <table:table-cell office:value-type="string" calcext:value-type="string">
            <text:p>Kronkorke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Sudoku</text:p>
          </table:table-cell>
          <table:table-cell table:style-name="ce7" office:value-type="string" calcext:value-type="string">
            <text:p>Punkte</text:p>
          </table:table-cell>
          <table:table-cell office:value-type="string" calcext:value-type="string">
            <text:p>Nageln</text:p>
          </table:table-cell>
          <table:table-cell office:value-type="string" calcext:value-type="string">
            <text:p>Punkte</text:p>
          </table:table-cell>
          <table:table-cell table:style-name="ce7" office:value-type="string" calcext:value-type="string">
            <text:p>Dos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Sprint</text:p>
          </table:table-cell>
          <table:table-cell table:style-name="ce8" office:value-type="string" calcext:value-type="string">
            <text:p>Punk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 table:number-columns-repeated="3"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>
            <text:p>Bierolymp</text:p>
          </table:table-cell>
          <table:table-cell office:value-type="string" calcext:value-type="string">
            <text:p>Teams</text:p>
          </table:table-cell>
          <table:table-cell table:style-name="ce9" office:value-type="string" calcext:value-type="string">
            <text:p>Spiel 1</text:p>
          </table:table-cell>
          <table:table-cell table:style-name="ce9" office:value-type="string" calcext:value-type="string">
            <text:p>Punkte</text:p>
          </table:table-cell>
          <table:table-cell table:style-name="ce11" office:value-type="string" calcext:value-type="string">
            <text:p>Spiel 2</text:p>
          </table:table-cell>
          <table:table-cell table:style-name="ce11" office:value-type="string" calcext:value-type="string">
            <text:p>Punkte</text:p>
          </table:table-cell>
          <table:table-cell table:style-name="ce9" office:value-type="string" calcext:value-type="string">
            <text:p>Spiel 3</text:p>
          </table:table-cell>
          <table:table-cell table:style-name="ce9" office:value-type="string" calcext:value-type="string">
            <text:p>Punk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CALE([.C86];[.$C$98];[.$C$99])" office:value-type="float" office:value="1" calcext:value-type="float">
            <text:p>1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SCALE([.C87];[.$C$98];[.$C$99])" office:value-type="float" office:value="2" calcext:value-type="float">
            <text:p>2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CALE([.C88];[.$C$98];[.$C$99])" office:value-type="float" office:value="3" calcext:value-type="float">
            <text:p>3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CALE([.C89];[.$C$98];[.$C$99])" office:value-type="float" office:value="4" calcext:value-type="float">
            <text:p>4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SCALE([.C90];[.$C$98];[.$C$99])" office:value-type="float" office:value="5" calcext:value-type="float">
            <text:p>5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SCALE([.C91];[.$C$98];[.$C$99])" office:value-type="float" office:value="6" calcext:value-type="float">
            <text:p>6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Gesamt</text:p>
          </table:table-cell>
          <table:table-cell office:value-type="string" calcext:value-type="string">
            <text:p>Teams</text:p>
          </table:table-cell>
          <table:table-cell table:style-name="ce10" office:value-type="string" calcext:value-type="string">
            <text:p>Bierpunkte</text:p>
          </table:table-cell>
          <table:table-cell table:style-name="ce10" office:value-type="string" calcext:value-type="string">
            <text:p>Spielepunkte</text:p>
          </table:table-cell>
          <table:table-cell table:style-name="ce10" office:value-type="string" calcext:value-type="string">
            <text:p>Laufzeit</text:p>
          </table:table-cell>
          <table:table-cell table:style-name="ce10" office:value-type="string" calcext:value-type="string">
            <text:p>Zählzeit</text:p>
          </table:table-cell>
          <table:table-cell table:style-name="ce10" office:value-type="string" calcext:value-type="string">
            <text:p>Laufzeit</text:p>
            <text:p>Punkte</text:p>
          </table:table-cell>
          <table:table-cell table:style-name="ce10" office:value-type="string" calcext:value-type="string">
            <text:p>Alkohol</text:p>
            <text:p>Bonus</text:p>
          </table:table-cell>
          <table:table-cell table:style-name="ce10" office:value-type="string" calcext:value-type="string">
            <text:p>Kostüm</text:p>
            <text:p>Bonus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Rang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E2]" office:value-type="float" office:value="30" calcext:value-type="float">
            <text:p>30</text:p>
          </table:table-cell>
          <table:table-cell table:style-name="ce8" table:formula="of:=20*([.D54]+[.F54]+[.H54]+[.J54]+[.L54]+[.D70]+[.F70]+[.H70]+[.J70]+[.L70])/100" office:value-type="float" office:value="2.8" calcext:value-type="float">
            <text:p>2,8</text:p>
          </table:table-cell>
          <table:table-cell table:style-name="ce12" table:formula="of:=[.D15]-[.C15]+[.G15]-[.F15]+[.J15]-[.I15]+[.D28]-[.C28]+[.G28]-[.F28]+[.J28]-[.I28]+[.D41]-[.C41]+[.G41]-[.F41]+[.J41]-[.I41]" office:value-type="time" office:time-value="PT00H20M00S" calcext:value-type="time">
            <text:p>00:20:00</text:p>
          </table:table-cell>
          <table:table-cell table:style-name="ce12" table:formula="of:=0.2 * ([.J41]-[.C15]-[.E102])+[.E102]" office:value-type="time" office:time-value="PT00H40M00S" calcext:value-type="time">
            <text:p>00:40:00</text:p>
          </table:table-cell>
          <table:table-cell table:formula="of:=SCALE([.F102];MIN([.F102:.F107]);MIN([.F102:.F107])+60)" office:value-type="float" office:value="9.99907407407408" calcext:value-type="float">
            <text:p>9,99907407407408</text:p>
          </table:table-cell>
          <table:table-cell/>
          <table:table-cell table:style-name="ce8"/>
          <table:table-cell table:style-name="ce8" table:formula="of:=[.I102]+[.H102]+[.G102]+[.D102]+[.C102]" office:value-type="float" office:value="42.7990740740741" calcext:value-type="float">
            <text:p>42,7990740740741</text:p>
          </table:table-cell>
          <table:table-cell table:style-name="ce8" table:formula="of:=RANK([.J102];[.$J$102:.$J$107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E3]" office:value-type="float" office:value="0" calcext:value-type="float">
            <text:p>0</text:p>
          </table:table-cell>
          <table:table-cell table:style-name="ce8" table:formula="of:=20*([.D86]+[.F86]+[.H86])/30" office:value-type="float" office:value="0.666666666666667" calcext:value-type="float">
            <text:p>0,666666666666667</text:p>
          </table:table-cell>
          <table:table-cell table:style-name="ce12" table:formula="of:=[.D16]-[.C16]+[.G16]-[.F16]+[.J16]-[.I16]+[.D29]-[.C29]+[.G29]-[.F29]+[.J29]-[.I29]+[.D42]-[.C42]+[.G42]-[.F42]+[.J42]-[.I42]" office:value-type="time" office:time-value="PT00H10M00S" calcext:value-type="time">
            <text:p>00:10:00</text:p>
          </table:table-cell>
          <table:table-cell table:style-name="ce12" table:formula="of:=0.2 * ([.J42]-[.C16]-[.E103])+[.E103]" office:value-type="time" office:time-value="PT00H32M00S" calcext:value-type="time">
            <text:p>00:32:00</text:p>
          </table:table-cell>
          <table:table-cell table:formula="of:=SCALE([.F103];MIN([.F103:.F108]);MIN([.F103:.F108])+60)" office:value-type="float" office:value="10" calcext:value-type="float">
            <text:p>10</text:p>
          </table:table-cell>
          <table:table-cell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E4]" office:value-type="float" office:value="0" calcext:value-type="float">
            <text:p>0</text:p>
          </table:table-cell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E5]" office:value-type="float" office:value="0" calcext:value-type="float">
            <text:p>0</text:p>
          </table:table-cell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style-name="ce8" table:number-columns-repeated="2"/>
          <table:table-cell table:style-name="ce12" table:formula="of:=MIN([.E102:.E107])" office:value-type="time" office:time-value="PT00H10M00S" calcext:value-type="time">
            <text:p>00:10:00</text:p>
          </table:table-cell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5:10:50.6800890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4-30T18:07:46.275213219</dc:date>
    <meta:editing-duration>PT3H4M2S</meta:editing-duration>
    <meta:editing-cycles>15</meta:editing-cycles>
    <meta:document-statistic meta:table-count="1" meta:cell-count="239" meta:object-count="0"/>
  </office:meta>
</office:document-meta>
</file>

<file path=Basic/Standard/Bierathlon.xml><?xml version="1.0" encoding="utf-8"?>
<!DOCTYPE module  PUBLIC '-//OpenOffice.org//DTD OfficeDocument 1.0//EN'  'module.dtd'>
<script:module xmlns:script="http://openoffice.org/2000/script" script:name="Bierathlon" script:language="StarBasic" script:moduleType="normal">Function FANBIER(a)
if a &lt; 11 then
FANBIER = a
end if
if a &gt; 10 then
FANBIER = 10 + 3*(a-10)
end if

End Function

Function SCALE(a, beste, schlechteste)
minmaxdif = schlechteste - beste
minadif = schlechteste - a
out = 10*minadif/minmaxdif
if out &gt; 0 then
SCALE = out
end if
if out &lt;= 0 then
SCALE = 0
end 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erathl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